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8112" officeooo:paragraph-rsid="00068112"/>
    </style:style>
    <style:style style:name="P2" style:family="paragraph" style:parent-style-name="Standard">
      <style:text-properties officeooo:paragraph-rsid="00068112"/>
    </style:style>
    <style:style style:name="P3" style:family="paragraph" style:parent-style-name="Standard">
      <style:text-properties officeooo:rsid="0007e3a1" officeooo:paragraph-rsid="000e1fdd" fo:background-color="#ffff00"/>
    </style:style>
    <style:style style:name="P4" style:family="paragraph" style:parent-style-name="Standard">
      <style:text-properties officeooo:paragraph-rsid="000e1fdd" fo:background-color="#ffff00"/>
    </style:style>
    <style:style style:name="P5" style:family="paragraph" style:parent-style-name="Standard">
      <style:text-properties officeooo:paragraph-rsid="000e9dc9" fo:background-color="#ffff00"/>
    </style:style>
    <style:style style:name="P6" style:family="paragraph" style:parent-style-name="Standard">
      <style:text-properties officeooo:rsid="000ac061" officeooo:paragraph-rsid="000e9dc9"/>
    </style:style>
    <style:style style:name="P7" style:family="paragraph" style:parent-style-name="Standard">
      <style:text-properties officeooo:rsid="000ac061" officeooo:paragraph-rsid="0010095e"/>
    </style:style>
    <style:style style:name="P8" style:family="paragraph" style:parent-style-name="Standard">
      <style:text-properties officeooo:rsid="000b84c8" officeooo:paragraph-rsid="000e9dc9"/>
    </style:style>
    <style:style style:name="P9" style:family="paragraph" style:parent-style-name="Standard">
      <style:text-properties officeooo:paragraph-rsid="000e9dc9"/>
    </style:style>
    <style:style style:name="P10" style:family="paragraph" style:parent-style-name="Standard">
      <style:text-properties officeooo:rsid="000b84c8" officeooo:paragraph-rsid="000e9dc9" fo:background-color="#000099"/>
    </style:style>
    <style:style style:name="P11" style:family="paragraph" style:parent-style-name="Standard">
      <style:text-properties fo:color="#2c001e" officeooo:paragraph-rsid="000e1fdd"/>
    </style:style>
    <style:style style:name="P12" style:family="paragraph" style:parent-style-name="Standard">
      <style:text-properties officeooo:rsid="0010095e" officeooo:paragraph-rsid="0010095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officeooo:rsid="000ac061" officeooo:paragraph-rsid="000e9dc9" fo:background-color="#ff0000"/>
    </style:style>
    <style:style style:name="P15" style:family="paragraph" style:parent-style-name="Standard">
      <style:text-properties officeooo:paragraph-rsid="0011a656"/>
    </style:style>
    <style:style style:name="P16" style:family="paragraph" style:parent-style-name="Standard">
      <style:paragraph-properties fo:padding="0.074cm" fo:border-left="none" fo:border-right="none" fo:border-top="none" fo:border-bottom="0.06pt solid #000000" style:join-border="false"/>
      <style:text-properties officeooo:rsid="000ac061" officeooo:paragraph-rsid="000e9dc9"/>
    </style:style>
    <style:style style:name="P17" style:family="paragraph" style:parent-style-name="Text_20_body">
      <style:text-properties officeooo:paragraph-rsid="00068112"/>
    </style:style>
    <style:style style:name="P18" style:family="paragraph" style:parent-style-name="Text_20_body">
      <style:text-properties officeooo:rsid="000ac061" officeooo:paragraph-rsid="000e9dc9"/>
    </style:style>
    <style:style style:name="P19" style:family="paragraph" style:parent-style-name="Text_20_body">
      <style:text-properties officeooo:rsid="000e1fdd" officeooo:paragraph-rsid="000e1fdd"/>
    </style:style>
    <style:style style:name="P20" style:family="paragraph" style:parent-style-name="Text_20_body">
      <style:text-properties officeooo:paragraph-rsid="000e9dc9"/>
    </style:style>
    <style:style style:name="P21" style:family="paragraph" style:parent-style-name="Text_20_body">
      <style:text-properties officeooo:paragraph-rsid="00068112" fo:background-color="#ff0000"/>
    </style:style>
    <style:style style:name="P22" style:family="paragraph" style:parent-style-name="Text_20_body">
      <style:text-properties fo:font-size="14pt" fo:font-weight="bold" officeooo:rsid="000e1fdd" officeooo:paragraph-rsid="000e1fdd" style:font-size-asian="14pt" style:font-weight-asian="bold" style:font-size-complex="14pt" style:font-weight-complex="bold"/>
    </style:style>
    <style:style style:name="P23" style:family="paragraph" style:parent-style-name="Text_20_body" style:list-style-name="L1">
      <style:paragraph-properties style:writing-mode="lr-tb"/>
      <style:text-properties officeooo:paragraph-rsid="000e9dc9"/>
    </style:style>
    <style:style style:name="P24" style:family="paragraph" style:parent-style-name="Text_20_body" style:list-style-name="L1">
      <style:paragraph-properties style:writing-mode="lr-tb"/>
      <style:text-properties officeooo:rsid="000e9dc9" officeooo:paragraph-rsid="000e9dc9"/>
    </style:style>
    <style:style style:name="P25" style:family="paragraph" style:parent-style-name="Text_20_body">
      <style:paragraph-properties fo:padding="0.074cm" fo:border-left="none" fo:border-right="none" fo:border-top="none" fo:border-bottom="0.06pt solid #000000" style:join-border="false"/>
      <style:text-properties officeooo:rsid="000ac061" officeooo:paragraph-rsid="000e9dc9"/>
    </style:style>
    <style:style style:name="P26" style:family="paragraph" style:parent-style-name="Preformatted_20_Text">
      <style:text-properties officeooo:paragraph-rsid="00068112"/>
    </style:style>
    <style:style style:name="P27" style:family="paragraph" style:parent-style-name="Preformatted_20_Text">
      <style:text-properties officeooo:rsid="00068112" officeooo:paragraph-rsid="00068112"/>
    </style:style>
    <style:style style:name="P28" style:family="paragraph" style:parent-style-name="Preformatted_20_Text">
      <style:text-properties officeooo:rsid="000ac061" officeooo:paragraph-rsid="000e9dc9"/>
    </style:style>
    <style:style style:name="P29" style:family="paragraph" style:parent-style-name="Preformatted_20_Text">
      <style:text-properties officeooo:paragraph-rsid="000e9dc9"/>
    </style:style>
    <style:style style:name="P30" style:family="paragraph" style:parent-style-name="Preformatted_20_Text">
      <style:text-properties officeooo:rsid="000b84c8" officeooo:paragraph-rsid="000ac6be" fo:background-color="#ffff00"/>
    </style:style>
    <style:style style:name="P31" style:family="paragraph" style:parent-style-name="Preformatted_20_Text">
      <style:text-properties officeooo:rsid="000b84c8" officeooo:paragraph-rsid="0010095e" fo:background-color="#ffff00"/>
    </style:style>
    <style:style style:name="P32" style:family="paragraph" style:parent-style-name="Preformatted_20_Text">
      <style:text-properties officeooo:rsid="000b84c8" officeooo:paragraph-rsid="0011a656" fo:background-color="#ffff00"/>
    </style:style>
    <style:style style:name="P33" style:family="paragraph" style:parent-style-name="Preformatted_20_Text">
      <style:text-properties officeooo:rsid="000b84c8" officeooo:paragraph-rsid="0010095e" fo:background-color="#ff3333"/>
    </style:style>
    <style:style style:name="P34" style:family="paragraph" style:parent-style-name="Preformatted_20_Text">
      <style:text-properties officeooo:rsid="000ac061" officeooo:paragraph-rsid="000e9dc9" fo:background-color="#ff0000"/>
    </style:style>
    <style:style style:name="P35" style:family="paragraph" style:parent-style-name="Preformatted_20_Text">
      <style:paragraph-properties fo:margin-top="0cm" fo:margin-bottom="0.499cm" style:contextual-spacing="false"/>
      <style:text-properties officeooo:rsid="000ac061" officeooo:paragraph-rsid="000e9dc9"/>
    </style:style>
    <style:style style:name="P36" style:family="paragraph" style:parent-style-name="Preformatted_20_Text">
      <style:paragraph-properties fo:margin-top="0cm" fo:margin-bottom="0.499cm" style:contextual-spacing="false"/>
      <style:text-properties officeooo:paragraph-rsid="000e9dc9"/>
    </style:style>
    <style:style style:name="P37" style:family="paragraph" style:parent-style-name="Heading_20_1">
      <style:text-properties officeooo:paragraph-rsid="00068112"/>
    </style:style>
    <style:style style:name="P38" style:family="paragraph" style:parent-style-name="Heading_20_1">
      <style:text-properties officeooo:rsid="000ac061" officeooo:paragraph-rsid="000e9dc9"/>
    </style:style>
    <style:style style:name="P39" style:family="paragraph" style:parent-style-name="Heading_20_1">
      <style:text-properties officeooo:rsid="000e1fdd" officeooo:paragraph-rsid="000e1fdd"/>
    </style:style>
    <style:style style:name="P40" style:family="paragraph" style:parent-style-name="Heading_20_1">
      <style:text-properties fo:font-size="16pt" officeooo:paragraph-rsid="00068112" style:font-size-asian="16pt" style:font-size-complex="16pt"/>
    </style:style>
    <style:style style:name="P41" style:family="paragraph" style:parent-style-name="Heading_20_3">
      <style:text-properties officeooo:paragraph-rsid="00068112"/>
    </style:style>
    <style:style style:name="P42" style:family="paragraph" style:parent-style-name="Heading_20_3">
      <style:text-properties fo:font-size="12pt" style:font-size-asian="12pt" style:font-size-complex="12pt"/>
    </style:style>
    <style:style style:name="P43" style:family="paragraph" style:parent-style-name="Heading_20_3">
      <style:text-properties fo:font-size="12pt" officeooo:paragraph-rsid="00068112" style:font-size-asian="12pt" style:font-size-complex="12pt"/>
    </style:style>
    <style:style style:name="P44" style:family="paragraph" style:parent-style-name="Heading_20_3">
      <style:text-properties officeooo:paragraph-rsid="000e9dc9"/>
    </style:style>
    <style:style style:name="P45" style:family="paragraph" style:parent-style-name="Heading_20_2">
      <style:text-properties officeooo:rsid="000ac061" officeooo:paragraph-rsid="000e9dc9"/>
    </style:style>
    <style:style style:name="P46" style:family="paragraph" style:parent-style-name="Heading_20_2">
      <style:text-properties officeooo:paragraph-rsid="000e9dc9"/>
    </style:style>
    <style:style style:name="P47" style:family="paragraph" style:parent-style-name="Heading_20_2">
      <style:text-properties officeooo:paragraph-rsid="0014ec1f"/>
    </style:style>
    <style:style style:name="T1" style:family="text">
      <style:text-properties officeooo:rsid="0007e3a1"/>
    </style:style>
    <style:style style:name="T2" style:family="text">
      <style:text-properties fo:font-size="15pt" style:font-size-asian="15pt" style:font-size-complex="15pt"/>
    </style:style>
    <style:style style:name="T3" style:family="text">
      <style:text-properties fo:font-size="15pt" officeooo:rsid="000ac6be" style:font-size-asian="15pt" style:font-size-complex="15pt"/>
    </style:style>
    <style:style style:name="T4" style:family="text">
      <style:text-properties fo:font-size="15pt" fo:background-color="#ff0000" loext:char-shading-value="0" style:font-size-asian="15pt" style:font-size-complex="15pt"/>
    </style:style>
    <style:style style:name="T5" style:family="text">
      <style:text-properties officeooo:rsid="000e1fdd"/>
    </style:style>
    <style:style style:name="T6" style:family="text">
      <style:text-properties fo:font-size="12pt" officeooo:rsid="000e1fdd" style:font-size-asian="12pt" style:font-size-complex="12pt"/>
    </style:style>
    <style:style style:name="T7" style:family="text">
      <style:text-properties officeooo:rsid="000e9dc9"/>
    </style:style>
    <style:style style:name="T8" style:family="text">
      <style:text-properties officeooo:rsid="000ac061"/>
    </style:style>
    <style:style style:name="T9" style:family="text">
      <style:text-properties fo:background-color="#cc0000" loext:char-shading-value="0"/>
    </style:style>
    <style:style style:name="T10" style:family="text">
      <style:text-properties fo:color="#00cc33"/>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07e3a1" style:font-size-asian="14pt" style:font-weight-asian="bold" style:font-size-complex="14pt" style:font-weight-complex="bold"/>
    </style:style>
    <style:style style:name="T13" style:family="text">
      <style:text-properties fo:font-size="14pt" fo:font-weight="bold" officeooo:rsid="0010095e" style:font-size-asian="14pt" style:font-weight-asian="bold" style:font-size-complex="14pt" style:font-weight-complex="bold"/>
    </style:style>
    <style:style style:name="T14" style:family="text">
      <style:text-properties fo:color="#000000" fo:font-size="14pt" style:font-size-asian="14pt" style:font-size-complex="14pt"/>
    </style:style>
    <style:style style:name="T15" style:family="text">
      <style:text-properties fo:color="#000000" fo:font-size="14pt" officeooo:rsid="000ac061" style:font-size-asian="14pt" style:font-size-complex="14pt"/>
    </style:style>
    <style:style style:name="T16" style:family="text">
      <style:text-properties fo:color="#000000" fo:font-size="14pt" fo:background-color="#ffffff" loext:char-shading-value="0" style:font-size-asian="14pt" style:font-size-complex="14pt"/>
    </style:style>
    <style:style style:name="T17" style:family="text">
      <style:text-properties fo:color="#000000" fo:font-size="14pt" officeooo:rsid="0010095e" fo:background-color="#ffffff" loext:char-shading-value="0" style:font-size-asian="14pt" style:font-size-complex="14pt"/>
    </style:style>
    <style:style style:name="T18" style:family="text">
      <style:text-properties officeooo:rsid="0010095e"/>
    </style:style>
    <style:style style:name="T19" style:family="text">
      <style:text-properties fo:color="#2c001e" fo:font-size="14pt" officeooo:rsid="0010095e" fo:background-color="#ffffff" loext:char-shading-value="0" style:font-size-asian="14pt" style:font-size-complex="14pt"/>
    </style:style>
    <style:style style:name="T20" style:family="text">
      <style:text-properties fo:color="#2c001e" fo:font-size="14pt" fo:font-weight="bold" officeooo:rsid="0010095e" fo:background-color="#ffffff" loext:char-shading-value="0" style:font-size-asian="14pt" style:font-weight-asian="bold" style:font-size-complex="14pt" style:font-weight-complex="bold"/>
    </style:style>
    <style:style style:name="T21" style:family="text">
      <style:text-properties fo:font-weight="bold" style:font-weight-asian="bold" style:font-weight-complex="bold"/>
    </style:style>
    <style:style style:name="T22" style:family="text">
      <style:text-properties fo:font-weight="bold" officeooo:rsid="0007e3a1" style:font-weight-asian="bold" style:font-weight-complex="bold"/>
    </style:style>
    <style:style style:name="T23" style:family="text">
      <style:text-properties fo:font-weight="bold" officeooo:rsid="0010095e" style:font-weight-asian="bold" style:font-weight-complex="bold"/>
    </style:style>
    <style:style style:name="T24" style:family="text">
      <style:text-properties fo:font-variant="normal" fo:text-transform="none" fo:color="#111111" style:font-name="Consolas" fo:font-size="9.75pt" fo:letter-spacing="normal" fo:font-style="normal" fo:font-weight="normal" fo:background-color="#eeeeee" loext:char-shading-value="0" fo:padding="0cm" fo:border="none"/>
    </style:style>
    <style:style style:name="T25" style:family="text">
      <style:text-properties fo:font-variant="normal" fo:text-transform="none" fo:color="#111111" style:font-name="Consolas" fo:font-size="9.75pt" fo:letter-spacing="normal" fo:font-style="normal" fo:font-weight="normal" officeooo:rsid="0010095e" fo:background-color="#eeeeee" loext:char-shading-value="0" fo:padding="0cm" fo:border="none"/>
    </style:style>
    <style:style style:name="T26" style:family="text">
      <style:text-properties officeooo:rsid="00068112"/>
    </style:style>
    <style:style style:name="T27" style:family="text">
      <style:text-properties officeooo:rsid="0011a656"/>
    </style:style>
    <style:style style:name="T28" style:family="text">
      <style:text-properties officeooo:rsid="0010095e" fo:background-color="#ff3333" loext:char-shading-value="0"/>
    </style:style>
    <style:style style:name="T29" style:family="text">
      <style:text-properties fo:background-color="#ff0000" loext:char-shading-value="0"/>
    </style:style>
    <style:style style:name="T30" style:family="text">
      <style:text-properties officeooo:rsid="0014ec1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2"/>
      <text:h text:style-name="P47" text:outline-level="2"/>
      <text:h text:style-name="P47" text:outline-level="2">Install Apache Cordova <text:span text:style-name="T30">full setup</text:span></text:h>
      <text:p text:style-name="P29"/>
      <text:p text:style-name="P29"><text:span text:style-name="Source_20_Text"/></text:p>
      <text:p text:style-name="P29"/>
      <text:p text:style-name="P9"><text:s text:c="38"/></text:p>
      <text:p text:style-name="P9"><text:s/><text:span text:style-name="T14">Install <text:s text:c="2"/></text:span><text:span text:style-name="T15">nodejs</text:span><text:span text:style-name="T14"> <text:s/></text:span></text:p>
      <text:p text:style-name="P5"/>
      <text:p text:style-name="P6"/>
      <text:p text:style-name="P28">sudo apt-get install nodejs</text:p>
      <text:p text:style-name="P6"/>
      <text:p text:style-name="P18">Okay, let’s check to make sure NodeJS is now installed:</text:p>
      <text:p text:style-name="P36">nodejs -v</text:p>
      <text:p text:style-name="P20">You should get a result like this:</text:p>
      <text:p text:style-name="P36">v0.10.25</text:p>
      <text:h text:style-name="P46" text:outline-level="2">Install NPM</text:h>
      <text:p text:style-name="P20">To install NPM, simply run the following command:</text:p>
      <text:p text:style-name="P36">sudo apt-get install npm</text:p>
      <text:p text:style-name="P20">To make sure NPM is installed, run:</text:p>
      <text:p text:style-name="P36">npm -v</text:p>
      <text:h text:style-name="P45" text:outline-level="2">Install Git</text:h>
      <text:p text:style-name="P20">Cordova uses Git in the background to download assets when creating a new project. I have created a Cordova project without Git installed and assets were still downloaded, but let’s be safe. Execute the following command:</text:p>
      <text:p text:style-name="P36">sudo apt-get install git</text:p>
      <text:p text:style-name="P8"/>
      <text:p text:style-name="P10">https://blog.nraboy.com/2014/09/install-android-cordova-ionic-framework-ubuntu/</text:p>
      <text:p text:style-name="P6"/>
      <text:p text:style-name="P16"/>
      <text:p text:style-name="P28"><text:span text:style-name="Source_20_Text"><text:span text:style-name="T29">Error: Cannot find module 'bplist-parser'</text:span></text:span></text:p>
      <text:p text:style-name="P34"/>
      <text:p text:style-name="P28"><text:span text:style-name="Source_20_Text"><text:span text:style-name="T29">module.js:340</text:span></text:span></text:p>
      <text:p text:style-name="P29"><text:span text:style-name="Source_20_Text"><text:span text:style-name="T29"><text:s text:c="4"/>throw err;</text:span></text:span></text:p>
      <text:p text:style-name="P29"><text:span text:style-name="Source_20_Text"><text:span text:style-name="T29"><text:s text:c="10"/>^</text:span></text:span></text:p>
      <text:p text:style-name="P29"><text:span text:style-name="Source_20_Text"><text:span text:style-name="T29">Error: Cannot find module 'bplist-parser'</text:span></text:span></text:p>
      <text:p text:style-name="P29"><text:span text:style-name="Source_20_Text"><text:span text:style-name="T29"><text:s text:c="4"/>at Function.Module._resolveFilename (module.js:338:15)</text:span></text:span></text:p>
      <text:p text:style-name="P29"><text:span text:style-name="Source_20_Text"><text:span text:style-name="T29"><text:s text:c="4"/>at Function.Module._load (module.js:280:25)</text:span></text:span></text:p>
      <text:p text:style-name="P29"><text:soft-page-break/><text:span text:style-name="Source_20_Text"><text:span text:style-name="T29"><text:s text:c="4"/>at Module.require (module.js:364:17)</text:span></text:span></text:p>
      <text:p text:style-name="P29"><text:span text:style-name="Source_20_Text"><text:span text:style-name="T29"><text:s text:c="4"/>at require (module.js:380:17)</text:span></text:span></text:p>
      <text:p text:style-name="P29"><text:span text:style-name="Source_20_Text"><text:span text:style-name="T29"><text:s text:c="4"/>at Object.&lt;anonymous&gt; (/usr/local/lib/node_modules/phonegap/node_modules/cordova/node_modules/cordova-lib/node_modules/cordova-common/src/ConfigChanges/ConfigFile.js:20:14)</text:span></text:span></text:p>
      <text:p text:style-name="P29"><text:span text:style-name="Source_20_Text"><text:span text:style-name="T29"><text:s text:c="4"/>at Module._compile (module.js:456:26)</text:span></text:span></text:p>
      <text:p text:style-name="P29"><text:span text:style-name="Source_20_Text"><text:span text:style-name="T29"><text:s text:c="4"/>at Object.Module._extensions..js (module.js:474:10)</text:span></text:span></text:p>
      <text:p text:style-name="P29"><text:span text:style-name="Source_20_Text"><text:span text:style-name="T29"><text:s text:c="4"/>at Module.load (module.js:356:32)</text:span></text:span></text:p>
      <text:p text:style-name="P29"><text:span text:style-name="Source_20_Text"><text:span text:style-name="T29"><text:s text:c="4"/>at Function.Module._load (module.js:312:12)</text:span></text:span></text:p>
      <text:p text:style-name="P36"><text:span text:style-name="Source_20_Text"><text:span text:style-name="T29"><text:s text:c="4"/>at Module.require (module.js:364:17)</text:span></text:span></text:p>
      <text:p text:style-name="P14"/>
      <text:p text:style-name="P25"/>
      <text:p text:style-name="P18"><text:s text:c="50"/><text:span text:style-name="T7">solutions</text:span></text:p>
      <text:p text:style-name="P18">I got the same error. I fixed it by installing missing components manually.</text:p>
      <text:p text:style-name="P20">sudo npm install -g bplist-parser<text:line-break/>sudo npm install -g minimatch<text:line-break/>sudo npm install -g inherits<text:line-break/>sudo npm install -g path-is-absolute<text:line-break/>sudo npm install -g inflight<text:line-break/>sudo npm install -g once</text:p>
      <text:p text:style-name="P6"/>
      <text:h text:style-name="P46" text:outline-level="2">Install Apache Cordova</text:h>
      <text:p text:style-name="P20">We will use Node Packaged Modules (NPM) to install Apache Cordova.</text:p>
      <text:p text:style-name="P36">sudo npm install -g cordova</text:p>
      <text:p text:style-name="P20">That’s it! Let’s make sure it’s installed and to check the version:</text:p>
      <text:p text:style-name="P36">cordova -v</text:p>
      <text:p text:style-name="P6"/>
      <text:p text:style-name="P6"/>
      <text:p text:style-name="P6"/>
      <text:p text:style-name="P6">------------------------------------------------------------------------------------------------------------------------</text:p>
      <text:p text:style-name="P6"/>
      <text:h text:style-name="P38" text:outline-level="1">Ubuntu Platform Guide</text:h>
      <text:h text:style-name="P46" text:outline-level="2">Initial Release</text:h>
      <text:p text:style-name="P20">Welcome to the initial release of Ubuntu platform support in Cordova. With this release, the focus is developing on an Ubuntu system and using the cross-platform workflow discussed in the <text:a xlink:type="simple" xlink:href="https://cordova.apache.org/docs/en/latest/guide/overview/index.html">Overview</text:a>. This includes adding the Ubuntu platform to your project, adding standard Cordova plugins, and building and running apps for the Ubuntu platform.</text:p>
      <text:h text:style-name="P44" text:outline-level="3"><text:soft-page-break/>Ubuntu SDK</text:h>
      <text:p text:style-name="P20">You may also want to install the Ubuntu QtCreator development environment. See <text:a xlink:type="simple" xlink:href="http://developer.ubuntu.com/">developer.ubuntu.com</text:a> for more info. (The QtCreator SDK is not required to add Ubuntu platform support to your Cordova app.)</text:p>
      <text:h text:style-name="P44" text:outline-level="3">Ubuntu Runtime Platforms</text:h>
      <text:p text:style-name="P20">Ubuntu is well known for its Desktop environment (for laptops, PCs and such). Ubuntu Touch extends the Ubuntu OS onto phones and tablets. Ubuntu runtime platforms have varying CPU architectures (x86, armhf, etc.). App and plugin code must be compiled appropriately. Support for this broad area is rapidly evolving in Ubuntu.</text:p>
      <text:h text:style-name="P44" text:outline-level="3">Latest Information</text:h>
      <text:p text:style-name="P20">For the latest information on Cordova app support for Ubuntu runtime platforms, see <text:a xlink:type="simple" xlink:href="http://wiki.ubuntu.com/Cordova">wiki.ubuntu.com/Cordova</text:a>.</text:p>
      <text:h text:style-name="P46" text:outline-level="2">Development Platform Requirements</text:h>
      <text:p text:style-name="P20">For this initial release, the development platform should be an Ubuntu Desktop. Ubuntu 13.10 (codename ‘saucy’) or later is required to enjoy the full set of supported capabilities.</text:p>
      <text:p text:style-name="P20">You can install Cordova on non-Ubuntu systems (using npm), but important capabilities are only provided through Ubuntu debian packages at this time.</text:p>
      <text:h text:style-name="P46" text:outline-level="2">Cordova Installation</text:h>
      <text:p text:style-name="P20">Add the Ubuntu Cordova <text:a xlink:type="simple" xlink:href="https://launchpad.net/%7Ecordova-ubuntu/+archive/ppa">Personal Package Archive</text:a> to your Ubuntu system:</text:p>
      <text:p text:style-name="P29"><text:span text:style-name="Source_20_Text">$ sudo add-apt-repository ppa:cordova-ubuntu/ppa</text:span></text:p>
      <text:p text:style-name="P36"><text:span text:style-name="Source_20_Text">$ sudo apt-get update</text:span></text:p>
      <text:p text:style-name="P20">Install cordova-cli package (and its dependencies):</text:p>
      <text:p text:style-name="P36"><text:span text:style-name="Source_20_Text">$ sudo apt-get install cordova-cli</text:span></text:p>
      <text:h text:style-name="P46" text:outline-level="2">Project Workflow</text:h>
      <text:h text:style-name="P44" text:outline-level="3">Create a project</text:h>
      <text:p text:style-name="P20">Creates an app in a <text:span text:style-name="Source_20_Text">hello</text:span> directory whose display name is <text:span text:style-name="Source_20_Text">HelloWorld</text:span>:</text:p>
      <text:p text:style-name="P36"><text:span text:style-name="Source_20_Text">$ cordova create hello com.example.hello HelloWorld</text:span></text:p>
      <text:h text:style-name="P44" text:outline-level="3">Move into the Project Directory</text:h>
      <text:p text:style-name="P36"><text:span text:style-name="Source_20_Text">$ cd hello</text:span></text:p>
      <text:h text:style-name="P44" text:outline-level="3">Add the Ubuntu Platform</text:h>
      <text:p text:style-name="P36"><text:span text:style-name="Source_20_Text">$ cordova platform add ubuntu</text:span></text:p>
      <text:h text:style-name="P44" text:outline-level="3"><text:soft-page-break/>Build for Ubuntu</text:h>
      <text:p text:style-name="P36"><text:span text:style-name="Source_20_Text">$ cordova build ubuntu</text:span></text:p>
      <text:h text:style-name="P44" text:outline-level="3">Run the App</text:h>
      <text:p text:style-name="P36"><text:span text:style-name="Source_20_Text">$ cordova run ubuntu</text:span></text:p>
      <text:h text:style-name="P44" text:outline-level="3">Add the Camera Plugin</text:h>
      <text:p text:style-name="P35"><text:span text:style-name="Source_20_Text">$ cordova plugin add cordova-plugin-camera</text:span></text:p>
      <text:p text:style-name="P6"/>
      <text:p text:style-name="P6">------------------------------------------------------------------------------------------------------------------------</text:p>
      <text:p text:style-name="P6"/>
      <text:p text:style-name="P6">~$ sudo apt-get install oracle-java7-installer </text:p>
      <text:p text:style-name="P6">E: Could not get lock /var/lib/dpkg/lock - open (11: Resource temporarily unavailable) </text:p>
      <text:p text:style-name="P6">E: Unable to lock the administration directory (/var/lib/dpkg/), is another process using it? </text:p>
      <text:p text:style-name="P6"/>
      <text:p text:style-name="P6"><text:s text:c="39"/>or</text:p>
      <text:p text:style-name="P6">~$ sudo apt-get install oracle-java8-installer </text:p>
      <text:p text:style-name="P6">E: Could not get lock /var/lib/dpkg/lock - open (11: Resource temporarily unavailable) </text:p>
      <text:p text:style-name="P6">E: Unable to lock the administration directory (/var/lib/dpkg/), is another process using it? </text:p>
      <text:p text:style-name="P6">~$ sudo rm /var/lib/dpkg/lock </text:p>
      <text:p text:style-name="P6">~$ sudo apt-get install oracle-java8-installer</text:p>
      <text:p text:style-name="P6"/>
      <text:p text:style-name="P6"/>
      <text:p text:style-name="P18">This question already has an answer here:</text:p>
      <text:list xml:id="list6487711727514016320" text:style-name="L1">
        <text:list-item>
          <text:p text:style-name="P23"><text:a xlink:type="simple" xlink:href="http://askubuntu.com/questions/15433/unable-to-lock-the-administration-directory-var-lib-dpkg-is-another-process"><text:span text:style-name="T9">Unable to lock the administration directory (/var/lib/dpkg/) is another process using it?</text:span></text:a><text:span text:style-name="T9"> 13</text:span> </text:p>
        </text:list-item>
        <text:list-item>
          <text:p text:style-name="P24"><text:s text:c="44"/><text:span text:style-name="T10">solutions</text:span></text:p>
        </text:list-item>
      </text:list>
      <text:p text:style-name="P6"/>
      <text:p text:style-name="P6">sudo rm /var/lib/dpkg/lock</text:p>
      <text:p text:style-name="P6">sudo rm /var/cache/apt/archives/lock</text:p>
      <text:p text:style-name="P7"><text:s text:c="3"/></text:p>
      <text:p text:style-name="P7"><text:span text:style-name="T16"><text:s/></text:span><text:span text:style-name="T20">Instalation in java</text:span></text:p>
      <text:p text:style-name="P6"/>
      <text:p text:style-name="P9"><text:span text:style-name="T8"><text:s/>sudo apt-get install oracle-java8-installer</text:span></text:p>
      <text:h text:style-name="P40" text:outline-level="1">Installing the Android SDK on Ubuntu 14.04</text:h>
      <text:p text:style-name="P17">Setting up the Android SDK on Ubuntu is slightly more involved than doing the same on Windows. This step-by-step guide is aimed at making it easy for you to set up the SDK on Ubuntu.</text:p>
      <text:h text:style-name="P42" text:outline-level="3">Enable Virtualization Support from BIOS</text:h>
      <text:p text:style-name="Text_20_body">Enable virtualization from the BIOS. This is required for the Android AVD to start.</text:p>
      <text:h text:style-name="P43" text:outline-level="3">Download the Android SDK</text:h>
      <text:p text:style-name="Text_20_body">Go to <text:a xlink:type="simple" xlink:href="http://developer.android.com/sdk/index.html">http://developer.android.com/sdk/index.html</text:a> and scroll down till you find the “Other Download Options” section. In the “SDK Tools Only” section, select the Linux package. Wait for <text:soft-page-break/>the download to finish.</text:p>
      <text:h text:style-name="P43" text:outline-level="3">Extracting the SDK</text:h>
      <text:p text:style-name="Text_20_body">By default, the downloads go to the <text:span text:style-name="Source_20_Text">Downloads</text:span> folder in the home directory. We will, however, move the SDK archive to <text:span text:style-name="Source_20_Text">/usr/local</text:span> and extract it there. Fire up a terminal window by pressing <text:span text:style-name="Source_20_Text">CTRL - ALT - T</text:span>. Then type the following:</text:p>
      <text:p text:style-name="P26"/>
      <text:p text:style-name="P2"><text:span text:style-name="Source_20_Text"><text:span text:style-name="T5">1-</text:span></text:span><text:span text:style-name="Source_20_Text">cd</text:span> <text:span text:style-name="Source_20_Text">~/Downloads</text:span></text:p>
      <text:p text:style-name="Standard"><text:span text:style-name="Source_20_Text"><text:span text:style-name="T5">2-</text:span></text:span><text:span text:style-name="Source_20_Text">sudo</text:span> <text:span text:style-name="Source_20_Text">mv</text:span> <text:span text:style-name="Source_20_Text">android* /usr/local</text:span></text:p>
      <text:p text:style-name="Standard"><text:span text:style-name="Source_20_Text"><text:span text:style-name="T5">3-</text:span></text:span><text:span text:style-name="Source_20_Text">cd</text:span> <text:span text:style-name="Source_20_Text">/usr/local</text:span></text:p>
      <text:p text:style-name="Standard"><text:span text:style-name="Source_20_Text"><text:span text:style-name="T5">4-</text:span></text:span><text:span text:style-name="Source_20_Text">sudo</text:span> <text:span text:style-name="Source_20_Text">tar</text:span> <text:span text:style-name="Source_20_Text">zxvf android*</text:span></text:p>
      <text:p text:style-name="P26"/>
      <text:p text:style-name="P26">Using <text:span text:style-name="Source_20_Text">ls</text:span> will show you the <text:span text:style-name="Source_20_Text">android-sdk-linux</text:span> folder.</text:p>
      <text:p text:style-name="P26"/>
      <text:h text:style-name="P43" text:outline-level="3">Changing the Permissions</text:h>
      <text:p text:style-name="Text_20_body">You also need to change the permissions for the <text:span text:style-name="Source_20_Text">android-sdk-linux</text:span>. In the terminal window, type the following:</text:p>
      <text:p text:style-name="P26"/>
      <text:p text:style-name="P2"><text:span text:style-name="Source_20_Text">sudo</text:span> <text:span text:style-name="Source_20_Text">chmod</text:span> <text:span text:style-name="Source_20_Text">-R ugo+rwx android-sdk-linux</text:span></text:p>
      <text:p text:style-name="P26"/>
      <text:p text:style-name="P26">This will recursively give read, write, and execute permissions to the <text:span text:style-name="Source_20_Text">android-sdk-linux</text:span> and all it’s children. This can take a few seconds to complete.</text:p>
      <text:p text:style-name="P26"/>
      <text:h text:style-name="P43" text:outline-level="3">Setting the Environment Variables</text:h>
      <text:p text:style-name="Text_20_body">You now need to set the environment variables. In your terminal window type the following:</text:p>
      <text:p text:style-name="P15"><text:span text:style-name="Source_20_Text"><text:span text:style-name="T5">1-</text:span></text:span><text:span text:style-name="Source_20_Text">sudo</text:span> <text:span text:style-name="Source_20_Text">gedit /etc/profile</text:span><text:span text:style-name="Source_20_Text"><text:span text:style-name="T27">(or nano ~/.bash_profile)</text:span></text:span></text:p>
      <text:p text:style-name="P2"/>
      <text:p text:style-name="P2">and append the following:</text:p>
      <text:p text:style-name="P2"/>
      <text:p text:style-name="P2"><text:span text:style-name="Source_20_Text"><text:span text:style-name="T5">1-</text:span></text:span><text:span text:style-name="Source_20_Text">export PATH=${PATH}:/usr/local/android-sdk-linux/tools</text:span></text:p>
      <text:p text:style-name="Standard"><text:span text:style-name="Source_20_Text"><text:span text:style-name="T5">2-</text:span></text:span><text:span text:style-name="Source_20_Text">export PATH=${PATH}:/usr/local/android-sdk-linux/platform-tools</text:span></text:p>
      <text:p text:style-name="P2"/>
      <text:p text:style-name="P2">Save the file. Now you need to reload these variables. In your terminal, type:</text:p>
      <text:p text:style-name="P26"/>
      <text:p text:style-name="P2"><text:span text:style-name="Source_20_Text"><text:span text:style-name="T5">1 </text:span></text:span><text:span text:style-name="Source_20_Text">. /etc/profile</text:span></text:p>
      <text:p text:style-name="P26"/>
      <text:p text:style-name="P26"/>
      <text:p text:style-name="P26">For the most part, you are done. There are a few additional libraries you need if you are on a 64-bit machine. If you are, type the following in your terminal:</text:p>
      <text:p text:style-name="P26"/>
      <text:p text:style-name="P26"/>
      <text:p text:style-name="P2"><text:span text:style-name="Source_20_Text"><text:span text:style-name="T5">1-</text:span></text:span><text:span text:style-name="Source_20_Text">sudo</text:span> <text:span text:style-name="Source_20_Text">apt-get install</text:span> <text:span text:style-name="Source_20_Text">lib32stdc++6</text:span></text:p>
      <text:p text:style-name="Standard"><text:span text:style-name="Source_20_Text"><text:span text:style-name="T5">2-</text:span></text:span><text:span text:style-name="Source_20_Text">sudo</text:span> <text:span text:style-name="Source_20_Text">apt-get install</text:span> <text:span text:style-name="Source_20_Text">lib32z1</text:span></text:p>
      <text:p text:style-name="P26"/>
      <text:p text:style-name="P26">These are the 32-bit libraries that the Android SDK needs.</text:p>
      <text:h text:style-name="P41" text:outline-level="3">Checking the Setup</text:h>
      <text:p text:style-name="Text_20_body">Time to check if all went well. Type the following in your terminal:</text:p>
      <text:p text:style-name="P2"><text:soft-page-break/><text:span text:style-name="Source_20_Text"><text:span text:style-name="T5">1- </text:span></text:span><text:span text:style-name="Source_20_Text">cd</text:span> <text:span text:style-name="Source_20_Text">~</text:span></text:p>
      <text:p text:style-name="Standard"><text:span text:style-name="Source_20_Text"><text:span text:style-name="T5">2- </text:span></text:span><text:span text:style-name="Source_20_Text">android</text:span></text:p>
      <text:p text:style-name="P26"/>
      <text:p text:style-name="P26">This should fire up your Android SDK Manager.</text:p>
      <text:p text:style-name="P26"/>
      <text:p text:style-name="P26"><text:span text:style-name="Source_20_Text"><text:span text:style-name="T5">1- </text:span></text:span><text:span text:style-name="Source_20_Text">android avd</text:span></text:p>
      <text:p text:style-name="P26"/>
      <text:p text:style-name="P26">This should fire up the Android AVD Manager.</text:p>
      <text:p text:style-name="P26"><text:span text:style-name="Source_20_Text"><text:span text:style-name="T5">1- </text:span></text:span><text:span text:style-name="Source_20_Text">adb version</text:span></text:p>
      <text:p text:style-name="P26"/>
      <text:p text:style-name="P26">This should display the ADB version.</text:p>
      <text:p text:style-name="P26"/>
      <text:p text:style-name="P26">That’s about it for setting up the Android SDK on Ubuntu.</text:p>
      <text:h text:style-name="P39" text:outline-level="1">Access android studio link sdk folder</text:h>
      <text:p text:style-name="P19">Update <text:s/>pakages</text:p>
      <text:p text:style-name="P19">create avd </text:p>
      <text:p text:style-name="P22">launch <text:s/>avd problem occure problem solution</text:p>
      <text:h text:style-name="P37" text:outline-level="1"><text:a xlink:type="simple" xlink:href="http://askubuntu.com/questions/534044/error-32-bit-linux-android-emulator-binaries-are-deprecated-when-attemping-to-r"><text:span text:style-name="T4">ERROR: 32-bit Linux Android emulator binaries are DEPRECATED when attemping to run the Android emulator</text:span></text:a></text:h>
      <text:p text:style-name="P21">ERROR: 32-bit Linux Android emulator binaries are DEPRECATED, to use them<text:line-break/>you will have to do at least one of the following:<text:line-break/>- Use the '-force-32bit' option when invoking 'emulator'.<text:line-break/>- Set ANDROID_EMULATOR_FORCE_32BIT to 'true' in your environment.<text:line-break/>Either one will allow you to use the 32-bit binaries, but please be aware that these will disappear in a future Android SDK release.<text:line-break/>Consider moving to a 64-bit Linux system before that happens. </text:p>
      <text:p text:style-name="P17"><text:span text:style-name="T2"><text:s text:c="24"/></text:span><text:span text:style-name="T3">solution</text:span></text:p>
      <text:p text:style-name="P26"><text:span text:style-name="T26">1- <text:s text:c="5"/></text:span><text:span text:style-name="Source_20_Text"><text:span text:style-name="T24">gedit .profile</text:span></text:span><text:span text:style-name="Source_20_Text"><text:span text:style-name="T25">(set <text:s/>this path 2)</text:span></text:span></text:p>
      <text:p text:style-name="P1"/>
      <text:p text:style-name="P1"><text:span text:style-name="Source_20_Text"><text:span text:style-name="T18">2- </text:span></text:span><text:span text:style-name="Source_20_Text">export ANDROID_EMULATOR_FORCE_32BIT=true </text:span></text:p>
      <text:p text:style-name="P1"/>
      <text:p text:style-name="P1"/>
      <text:p text:style-name="P26"><text:span text:style-name="T6"/></text:p>
      <text:p text:style-name="Standard"><text:s text:c="12"/></text:p>
      <text:p text:style-name="Standard"><text:s text:c="17"/><text:span text:style-name="T11"><text:s/></text:span><text:span text:style-name="T13">Installing netbeans</text:span></text:p>
      <text:p text:style-name="P13"/>
      <text:p text:style-name="P12">http://download.netbeans.org/netbeans/8.1/final/bundles/netbeans-8.1-html-linux-x86.sh</text:p>
      <text:p text:style-name="P30"/>
      <text:p text:style-name="P31"><text:span text:style-name="Source_20_Text"><text:span text:style-name="T28">~/Downloads$ ./ node-v5.6.0-linux-x86</text:span></text:span></text:p>
      <text:p text:style-name="P31"><text:span text:style-name="Source_20_Text"><text:span text:style-name="T28">bash: ./: Is a directory</text:span></text:span></text:p>
      <text:p text:style-name="P33"/>
      <text:p text:style-name="P32"><text:span text:style-name="Source_20_Text"><text:span text:style-name="T27">ajay@ajay-Inspiron-3542:~/Downloads$ sudo bash netbeans-8.1-html-linux-x86.sh</text:span></text:span></text:p>
      <text:p text:style-name="P3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23:40:11.437636773</meta:creation-date>
    <dc:date>2016-02-27T13:21:43.574831025</dc:date>
    <meta:editing-duration>PT22M4S</meta:editing-duration>
    <meta:editing-cycles>7</meta:editing-cycles>
    <meta:generator>LibreOffice/4.2.8.2$Linux_x86 LibreOffice_project/420m0$Build-2</meta:generator>
    <meta:document-statistic meta:table-count="0" meta:image-count="0" meta:object-count="0" meta:page-count="6" meta:paragraph-count="145" meta:word-count="1130" meta:character-count="8404" meta:non-whitespace-character-count="7108"/>
  </office:meta>
</office:document-meta>
</file>